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  <style:text-properties fo:color="#ffffff"/>
    </style:style>
    <style:style style:name="ce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fcc" fo:border="0.06pt solid #000000"/>
    </style:style>
    <style:style style:name="ce8" style:family="table-cell" style:parent-style-name="Default">
      <style:table-cell-properties fo:background-color="#ff3333" fo:border="0.06pt solid #000000"/>
      <style:text-properties fo:color="#ffffff"/>
    </style:style>
    <style:style style:name="ce9" style:family="table-cell" style:parent-style-name="Default">
      <style:table-cell-properties fo:background-color="#004586" style:text-align-source="fix" style:repeat-content="false" style:vertical-align="middle"/>
      <style:paragraph-properties fo:text-align="center"/>
      <style:text-properties fo:color="#ffffff"/>
    </style:style>
    <style:style style:name="ce10" style:family="table-cell" style:parent-style-name="Default">
      <style:table-cell-properties fo:background-color="#004586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" table:style-name="ta1">
        <table:shapes>
          <draw:frame draw:z-index="0" draw:style-name="gr1" draw:text-style-name="P1" svg:width="16.018cm" svg:height="9cm" svg:x="36.003cm" svg:y="11.861cm">
            <draw:object draw:notify-on-update-of-ranges="Sheet.F26:Sheet.F35 Sheet.G26:Sheet.G3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6.019cm" svg:height="9.001cm" svg:x="19.679cm" svg:y="0.963cm">
            <draw:object draw:notify-on-update-of-ranges="Sheet.F6:Sheet.F15 Sheet.G6:Sheet.G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7"/>
        <table:table-column table:style-name="co1" table:number-columns-repeated="7" table:default-cell-style-name="Default"/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Pattern</text:p>
          </table:table-cell>
          <table:covered-table-cell table:number-columns-repeated="5" table:style-name="ce5"/>
          <table:table-cell table:number-columns-repeated="7"/>
        </table:table-row>
        <table:table-row table:style-name="ro1">
          <table:table-cell office:value-type="string" calcext:value-type="string">
            <text:p>Grados</text:p>
          </table:table-cell>
          <table:table-cell table:style-name="ce3" office:value-type="string" calcext:value-type="string" table:number-columns-spanned="2" table:number-rows-spanned="1">
            <text:p>Position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Size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Center</text:p>
          </table:table-cell>
          <table:covered-table-cell table:style-name="ce6"/>
          <table:table-cell table:number-columns-repeated="7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756" calcext:value-type="float">
            <text:p>756</text:p>
          </table:table-cell>
          <table:table-cell office:value-type="float" office:value="1956" calcext:value-type="float">
            <text:p>1956</text:p>
          </table:table-cell>
          <table:table-cell office:value-type="float" office:value="292" calcext:value-type="float">
            <text:p>292</text:p>
          </table:table-cell>
          <table:table-cell office:value-type="float" office:value="296" calcext:value-type="float">
            <text:p>296</text:p>
          </table:table-cell>
          <table:table-cell table:formula="of:=[.B6]+[.D6]/2" office:value-type="float" office:value="902" calcext:value-type="float">
            <text:p>902</text:p>
          </table:table-cell>
          <table:table-cell table:formula="of:=[.C6]+[.E6]/2" office:value-type="float" office:value="2104" calcext:value-type="float">
            <text:p>2104</text:p>
          </table:table-cell>
          <table:table-cell table:number-columns-repeated="7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780" calcext:value-type="float">
            <text:p>780</text:p>
          </table:table-cell>
          <table:table-cell office:value-type="float" office:value="1920" calcext:value-type="float">
            <text:p>1920</text:p>
          </table:table-cell>
          <table:table-cell office:value-type="float" office:value="261" calcext:value-type="float">
            <text:p>261</text:p>
          </table:table-cell>
          <table:table-cell office:value-type="float" office:value="276" calcext:value-type="float">
            <text:p>276</text:p>
          </table:table-cell>
          <table:table-cell table:formula="of:=[.B7]+[.D7]/2" office:value-type="float" office:value="910.5" calcext:value-type="float">
            <text:p>910,5</text:p>
          </table:table-cell>
          <table:table-cell table:formula="of:=[.C7]+[.E7]/2" office:value-type="float" office:value="2058" calcext:value-type="float">
            <text:p>2058</text:p>
          </table:table-cell>
          <table:table-cell table:number-columns-repeated="7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774" calcext:value-type="float">
            <text:p>774</text:p>
          </table:table-cell>
          <table:table-cell office:value-type="float" office:value="1767" calcext:value-type="float">
            <text:p>1767</text:p>
          </table:table-cell>
          <table:table-cell office:value-type="float" office:value="315" calcext:value-type="float">
            <text:p>315</text:p>
          </table:table-cell>
          <table:table-cell office:value-type="float" office:value="291" calcext:value-type="float">
            <text:p>291</text:p>
          </table:table-cell>
          <table:table-cell table:formula="of:=[.B8]+[.D8]/2" office:value-type="float" office:value="931.5" calcext:value-type="float">
            <text:p>931,5</text:p>
          </table:table-cell>
          <table:table-cell table:formula="of:=[.C8]+[.E8]/2" office:value-type="float" office:value="1912.5" calcext:value-type="float">
            <text:p>1912,5</text:p>
          </table:table-cell>
          <table:table-cell table:number-columns-repeated="7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952" calcext:value-type="float">
            <text:p>952</text:p>
          </table:table-cell>
          <table:table-cell office:value-type="float" office:value="1716" calcext:value-type="float">
            <text:p>1716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table:formula="of:=[.B9]+[.D9]/2" office:value-type="float" office:value="1117" calcext:value-type="float">
            <text:p>1117</text:p>
          </table:table-cell>
          <table:table-cell table:formula="of:=[.C9]+[.E9]/2" office:value-type="float" office:value="1866" calcext:value-type="float">
            <text:p>186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 office:value-type="float" office:value="1696" calcext:value-type="float">
            <text:p>1696</text:p>
          </table:table-cell>
          <table:table-cell office:value-type="float" office:value="324" calcext:value-type="float">
            <text:p>324</text:p>
          </table:table-cell>
          <table:table-cell office:value-type="float" office:value="316" calcext:value-type="float">
            <text:p>316</text:p>
          </table:table-cell>
          <table:table-cell table:formula="of:=[.B10]+[.D10]/2" office:value-type="float" office:value="1248" calcext:value-type="float">
            <text:p>1248</text:p>
          </table:table-cell>
          <table:table-cell table:formula="of:=[.C10]+[.E10]/2" office:value-type="float" office:value="1854" calcext:value-type="float">
            <text:p>1854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48" calcext:value-type="float">
            <text:p>1148</text:p>
          </table:table-cell>
          <table:table-cell office:value-type="float" office:value="1674" calcext:value-type="float">
            <text:p>1674</text:p>
          </table:table-cell>
          <table:table-cell office:value-type="float" office:value="314" calcext:value-type="float">
            <text:p>314</text:p>
          </table:table-cell>
          <table:table-cell office:value-type="float" office:value="312" calcext:value-type="float">
            <text:p>312</text:p>
          </table:table-cell>
          <table:table-cell table:formula="of:=[.B11]+[.D11]/2" office:value-type="float" office:value="1305" calcext:value-type="float">
            <text:p>1305</text:p>
          </table:table-cell>
          <table:table-cell table:formula="of:=[.C11]+[.E11]/2" office:value-type="float" office:value="1830" calcext:value-type="float">
            <text:p>183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88" calcext:value-type="float">
            <text:p>1188</text:p>
          </table:table-cell>
          <table:table-cell office:value-type="float" office:value="1686" calcext:value-type="float">
            <text:p>1686</text:p>
          </table:table-cell>
          <table:table-cell office:value-type="float" office:value="326" calcext:value-type="float">
            <text:p>326</text:p>
          </table:table-cell>
          <table:table-cell office:value-type="float" office:value="306" calcext:value-type="float">
            <text:p>306</text:p>
          </table:table-cell>
          <table:table-cell table:formula="of:=[.B12]+[.D12]/2" office:value-type="float" office:value="1351" calcext:value-type="float">
            <text:p>1351</text:p>
          </table:table-cell>
          <table:table-cell table:formula="of:=[.C12]+[.E12]/2" office:value-type="float" office:value="1839" calcext:value-type="float">
            <text:p>183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48" calcext:value-type="float">
            <text:p>1248</text:p>
          </table:table-cell>
          <table:table-cell office:value-type="float" office:value="1746" calcext:value-type="float">
            <text:p>1746</text:p>
          </table:table-cell>
          <table:table-cell office:value-type="float" office:value="303" calcext:value-type="float">
            <text:p>303</text:p>
          </table:table-cell>
          <table:table-cell office:value-type="float" office:value="273" calcext:value-type="float">
            <text:p>273</text:p>
          </table:table-cell>
          <table:table-cell table:formula="of:=[.B13]+[.D13]/2" office:value-type="float" office:value="1399.5" calcext:value-type="float">
            <text:p>1399,5</text:p>
          </table:table-cell>
          <table:table-cell table:formula="of:=[.C13]+[.E13]/2" office:value-type="float" office:value="1882.5" calcext:value-type="float">
            <text:p>1882,5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1269" calcext:value-type="float">
            <text:p>1269</text:p>
          </table:table-cell>
          <table:table-cell table:style-name="ce1" office:value-type="float" office:value="1725" calcext:value-type="float">
            <text:p>1725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324" calcext:value-type="float">
            <text:p>324</text:p>
          </table:table-cell>
          <table:table-cell table:style-name="ce8" table:formula="of:=[.B14]+[.D14]/2" office:value-type="float" office:value="1450.5" calcext:value-type="float">
            <text:p>1450,5</text:p>
          </table:table-cell>
          <table:table-cell table:style-name="ce8" table:formula="of:=[.C14]+[.E14]/2" office:value-type="float" office:value="1887" calcext:value-type="float">
            <text:p>1887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64" calcext:value-type="float">
            <text:p>1164</text:p>
          </table:table-cell>
          <table:table-cell office:value-type="float" office:value="1740" calcext:value-type="float">
            <text:p>1740</text:p>
          </table:table-cell>
          <table:table-cell office:value-type="float" office:value="432" calcext:value-type="float">
            <text:p>432</text:p>
          </table:table-cell>
          <table:table-cell office:value-type="float" office:value="376" calcext:value-type="float">
            <text:p>376</text:p>
          </table:table-cell>
          <table:table-cell table:formula="of:=[.B15]+[.D15]/2" office:value-type="float" office:value="1380" calcext:value-type="float">
            <text:p>1380</text:p>
          </table:table-cell>
          <table:table-cell table:formula="of:=[.C15]+[.E15]/2" office:value-type="float" office:value="1928" calcext:value-type="float">
            <text:p>1928</text:p>
          </table:table-cell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1620" calcext:value-type="float">
            <text:p>1620</text:p>
          </table:table-cell>
          <table:table-cell office:value-type="float" office:value="321" calcext:value-type="float">
            <text:p>321</text:p>
          </table:table-cell>
          <table:table-cell office:value-type="float" office:value="303" calcext:value-type="float">
            <text:p>303</text:p>
          </table:table-cell>
          <table:table-cell table:formula="of:=[.B18]+[.D18]/2" office:value-type="float" office:value="964.5" calcext:value-type="float">
            <text:p>964,5</text:p>
          </table:table-cell>
          <table:table-cell table:formula="of:=[.C18]+[.E18]/2" office:value-type="float" office:value="1771.5" calcext:value-type="float">
            <text:p>1771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 = 3</text:p>
          </table:table-cell>
          <table:table-cell office:value-type="float" office:value="1578" calcext:value-type="float">
            <text:p>1578</text:p>
          </table:table-cell>
          <table:table-cell office:value-type="float" office:value="1584" calcext:value-type="float">
            <text:p>1584</text:p>
          </table:table-cell>
          <table:table-cell office:value-type="float" office:value="339" calcext:value-type="float">
            <text:p>339</text:p>
          </table:table-cell>
          <table:table-cell office:value-type="float" office:value="333" calcext:value-type="float">
            <text:p>333</text:p>
          </table:table-cell>
          <table:table-cell table:formula="of:=[.B19]+[.D19]/2" office:value-type="float" office:value="1747.5" calcext:value-type="float">
            <text:p>1747,5</text:p>
          </table:table-cell>
          <table:table-cell table:formula="of:=[.C19]+[.E19]/2" office:value-type="float" office:value="1750.5" calcext:value-type="float">
            <text:p>1750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= 2</text:p>
          </table:table-cell>
          <table:table-cell office:value-type="float" office:value="772" calcext:value-type="float">
            <text:p>772</text:p>
          </table:table-cell>
          <table:table-cell office:value-type="float" office:value="2124" calcext:value-type="float">
            <text:p>2124</text:p>
          </table:table-cell>
          <table:table-cell office:value-type="float" office:value="340" calcext:value-type="float">
            <text:p>340</text:p>
          </table:table-cell>
          <table:table-cell office:value-type="float" office:value="328" calcext:value-type="float">
            <text:p>328</text:p>
          </table:table-cell>
          <table:table-cell table:formula="of:=[.B20]+[.D20]/2" office:value-type="float" office:value="942" calcext:value-type="float">
            <text:p>942</text:p>
          </table:table-cell>
          <table:table-cell table:formula="of:=[.C20]+[.E20]/2" office:value-type="float" office:value="2288" calcext:value-type="float">
            <text:p>2288</text:p>
          </table:table-cell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Pattern</text:p>
          </table:table-cell>
          <table:covered-table-cell table:number-columns-repeated="5" table:style-name="ce5"/>
          <table:table-cell table:number-columns-repeated="3"/>
          <table:table-cell table:style-name="ce9" office:value-type="string" calcext:value-type="string" table:number-columns-spanned="2" table:number-rows-spanned="1">
            <text:p>s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Grados</text:p>
          </table:table-cell>
          <table:table-cell table:style-name="ce3" office:value-type="string" calcext:value-type="string" table:number-columns-spanned="2" table:number-rows-spanned="1">
            <text:p>Position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Size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Center</text:p>
          </table:table-cell>
          <table:covered-table-cell table:style-name="ce6"/>
          <table:table-cell table:number-columns-repeated="7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465" calcext:value-type="float">
            <text:p>465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26]+[.D26]/2" office:value-type="float" office:value="536" calcext:value-type="float">
            <text:p>536</text:p>
          </table:table-cell>
          <table:table-cell table:formula="of:=[.C26]+[.E26]/2" office:value-type="float" office:value="358" calcext:value-type="float">
            <text:p>358</text:p>
          </table:table-cell>
          <table:table-cell table:number-columns-repeated="3"/>
          <table:table-cell table:formula="of:=[.$K$23]/[.D26]" office:value-type="float" office:value="0.00704225352112676" calcext:value-type="float">
            <text:p>0,0070422535</text:p>
          </table:table-cell>
          <table:table-cell table:formula="of:=[.$K$23]/[.E26]" office:value-type="float" office:value="0.00704225352112676" calcext:value-type="float">
            <text:p>0,0070422535</text:p>
          </table:table-cell>
          <table:table-cell table:number-columns-repeated="2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438" calcext:value-type="float">
            <text:p>438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27]+[.D27]/2" office:value-type="float" office:value="509" calcext:value-type="float">
            <text:p>509</text:p>
          </table:table-cell>
          <table:table-cell table:formula="of:=[.C27]+[.E27]/2" office:value-type="float" office:value="321" calcext:value-type="float">
            <text:p>321</text:p>
          </table:table-cell>
          <table:table-cell table:number-columns-repeated="3"/>
          <table:table-cell table:formula="of:=[.$K$23]/[.D27]" office:value-type="float" office:value="0.00704225352112676" calcext:value-type="float">
            <text:p>0,0070422535</text:p>
          </table:table-cell>
          <table:table-cell table:formula="of:=[.$K$23]/[.E27]" office:value-type="float" office:value="0.00704225352112676" calcext:value-type="float">
            <text:p>0,0070422535</text:p>
          </table:table-cell>
          <table:table-cell table:number-columns-repeated="2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14" calcext:value-type="float">
            <text:p>414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28]+[.D28]/2" office:value-type="float" office:value="485" calcext:value-type="float">
            <text:p>485</text:p>
          </table:table-cell>
          <table:table-cell table:formula="of:=[.C28]+[.E28]/2" office:value-type="float" office:value="280" calcext:value-type="float">
            <text:p>280</text:p>
          </table:table-cell>
          <table:table-cell table:number-columns-repeated="3"/>
          <table:table-cell table:formula="of:=[.$K$23]/[.D28]" office:value-type="float" office:value="0.00704225352112676" calcext:value-type="float">
            <text:p>0,0070422535</text:p>
          </table:table-cell>
          <table:table-cell table:formula="of:=[.$K$23]/[.E28]" office:value-type="float" office:value="0.00704225352112676" calcext:value-type="float">
            <text:p>0,0070422535</text:p>
          </table:table-cell>
          <table:table-cell table:number-columns-repeated="2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61" calcext:value-type="float">
            <text:p>361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29]+[.D29]/2" office:value-type="float" office:value="432" calcext:value-type="float">
            <text:p>432</text:p>
          </table:table-cell>
          <table:table-cell table:formula="of:=[.C29]+[.E29]/2" office:value-type="float" office:value="244" calcext:value-type="float">
            <text:p>244</text:p>
          </table:table-cell>
          <table:table-cell table:number-columns-repeated="3"/>
          <table:table-cell table:formula="of:=[.$K$23]/[.D29]" office:value-type="float" office:value="0.00704225352112676" calcext:value-type="float">
            <text:p>0,0070422535</text:p>
          </table:table-cell>
          <table:table-cell table:formula="of:=[.$K$23]/[.E29]" office:value-type="float" office:value="0.00704225352112676" calcext:value-type="float">
            <text:p>0,007042253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30]+[.D30]/2" office:value-type="float" office:value="365" calcext:value-type="float">
            <text:p>365</text:p>
          </table:table-cell>
          <table:table-cell table:formula="of:=[.C30]+[.E30]/2" office:value-type="float" office:value="230" calcext:value-type="float">
            <text:p>230</text:p>
          </table:table-cell>
          <table:table-cell table:number-columns-repeated="3"/>
          <table:table-cell table:formula="of:=[.$K$23]/[.D30]" office:value-type="float" office:value="0.00704225352112676" calcext:value-type="float">
            <text:p>0,0070422535</text:p>
          </table:table-cell>
          <table:table-cell table:formula="of:=[.$K$23]/[.E30]" office:value-type="float" office:value="0.00704225352112676" calcext:value-type="float">
            <text:p>0,007042253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31]+[.D31]/2" office:value-type="float" office:value="319" calcext:value-type="float">
            <text:p>319</text:p>
          </table:table-cell>
          <table:table-cell table:formula="of:=[.C31]+[.E31]/2" office:value-type="float" office:value="247" calcext:value-type="float">
            <text:p>247</text:p>
          </table:table-cell>
          <table:table-cell table:number-columns-repeated="3"/>
          <table:table-cell table:formula="of:=[.$K$23]/[.D31]" office:value-type="float" office:value="0.00704225352112676" calcext:value-type="float">
            <text:p>0,0070422535</text:p>
          </table:table-cell>
          <table:table-cell table:formula="of:=[.$K$23]/[.E31]" office:value-type="float" office:value="0.00704225352112676" calcext:value-type="float">
            <text:p>0,007042253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8" calcext:value-type="float">
            <text:p>228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32]+[.D32]/2" office:value-type="float" office:value="299" calcext:value-type="float">
            <text:p>299</text:p>
          </table:table-cell>
          <table:table-cell table:formula="of:=[.C32]+[.E32]/2" office:value-type="float" office:value="252" calcext:value-type="float">
            <text:p>252</text:p>
          </table:table-cell>
          <table:table-cell table:number-columns-repeated="3"/>
          <table:table-cell table:formula="of:=[.$K$23]/[.D32]" office:value-type="float" office:value="0.00704225352112676" calcext:value-type="float">
            <text:p>0,0070422535</text:p>
          </table:table-cell>
          <table:table-cell table:formula="of:=[.$K$23]/[.E32]" office:value-type="float" office:value="0.00704225352112676" calcext:value-type="float">
            <text:p>0,007042253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1" calcext:value-type="float">
            <text:p>21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33]+[.D33]/2" office:value-type="float" office:value="282" calcext:value-type="float">
            <text:p>282</text:p>
          </table:table-cell>
          <table:table-cell table:formula="of:=[.C33]+[.E33]/2" office:value-type="float" office:value="261" calcext:value-type="float">
            <text:p>261</text:p>
          </table:table-cell>
          <table:table-cell table:number-columns-repeated="3"/>
          <table:table-cell table:formula="of:=[.$K$23]/[.D33]" office:value-type="float" office:value="0.00704225352112676" calcext:value-type="float">
            <text:p>0,0070422535</text:p>
          </table:table-cell>
          <table:table-cell table:formula="of:=[.$K$23]/[.E33]" office:value-type="float" office:value="0.00704225352112676" calcext:value-type="float">
            <text:p>0,007042253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9" calcext:value-type="float">
            <text:p>189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34]+[.D34]/2" office:value-type="float" office:value="260" calcext:value-type="float">
            <text:p>260</text:p>
          </table:table-cell>
          <table:table-cell table:formula="of:=[.C34]+[.E34]/2" office:value-type="float" office:value="276" calcext:value-type="float">
            <text:p>276</text:p>
          </table:table-cell>
          <table:table-cell table:number-columns-repeated="3"/>
          <table:table-cell table:formula="of:=[.$K$23]/[.D34]" office:value-type="float" office:value="0.00704225352112676" calcext:value-type="float">
            <text:p>0,0070422535</text:p>
          </table:table-cell>
          <table:table-cell table:formula="of:=[.$K$23]/[.E34]" office:value-type="float" office:value="0.00704225352112676" calcext:value-type="float">
            <text:p>0,0070422535</text:p>
          </table:table-cell>
          <table:table-cell table:number-columns-repeated="2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2" table:style-name="ce1" office:value-type="float" office:value="142" calcext:value-type="float">
            <text:p>142</text:p>
          </table:table-cell>
          <table:table-cell table:style-name="ce8" table:formula="of:=[.B35]+[.D35]/2" office:value-type="float" office:value="270" calcext:value-type="float">
            <text:p>270</text:p>
          </table:table-cell>
          <table:table-cell table:style-name="ce8" table:formula="of:=[.C35]+[.E35]/2" office:value-type="float" office:value="281" calcext:value-type="float">
            <text:p>281</text:p>
          </table:table-cell>
          <table:table-cell table:number-columns-repeated="3"/>
          <table:table-cell table:formula="of:=[.$K$23]/[.D35]" office:value-type="float" office:value="0.00704225352112676" calcext:value-type="float">
            <text:p>0,0070422535</text:p>
          </table:table-cell>
          <table:table-cell table:formula="of:=[.$K$23]/[.E35]" office:value-type="float" office:value="0.00704225352112676" calcext:value-type="float">
            <text:p>0,0070422535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38]+[.D38]/2" office:value-type="float" office:value="497" calcext:value-type="float">
            <text:p>497</text:p>
          </table:table-cell>
          <table:table-cell table:formula="of:=[.C38]+[.E38]/2" office:value-type="float" office:value="195" calcext:value-type="float">
            <text:p>195</text:p>
          </table:table-cell>
          <table:table-cell table:number-columns-repeated="4"/>
          <table:table-cell table:style-name="ce10" table:formula="of:=AVERAGE([.K26:.L35])" office:value-type="float" office:value="0.00704225352112676" calcext:value-type="float">
            <text:p>0,0070422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 = 2</text:p>
          </table:table-cell>
          <table:table-cell office:value-type="float" office:value="439" calcext:value-type="float">
            <text:p>439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39]+[.D39]/2" office:value-type="float" office:value="510" calcext:value-type="float">
            <text:p>510</text:p>
          </table:table-cell>
          <table:table-cell table:formula="of:=[.C39]+[.E39]/2" office:value-type="float" office:value="457" calcext:value-type="float">
            <text:p>457</text:p>
          </table:table-cell>
          <table:table-cell table:number-columns-repeated="4"/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Y = 3</text:p>
          </table:table-cell>
          <table:table-cell office:value-type="float" office:value="27" calcext:value-type="float">
            <text:p>2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40]+[.D40]/2" office:value-type="float" office:value="98" calcext:value-type="float">
            <text:p>98</text:p>
          </table:table-cell>
          <table:table-cell table:formula="of:=[.C40]+[.E40]/2" office:value-type="float" office:value="199" calcext:value-type="float">
            <text:p>199</text:p>
          </table:table-cell>
          <table:table-cell table:number-columns-repeated="7"/>
        </table:table-row>
        <table:table-row table:style-name="ro1" table:number-rows-repeated="7"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ool</text:p>
          </table:table-cell>
          <table:table-cell table:style-name="Default"/>
          <table:table-cell table:style-name="Default" office:value-type="string" calcext:value-type="string">
            <text:p>Correction</text:p>
          </table:table-cell>
          <table:table-cell table:number-columns-repeated="3"/>
          <table:table-cell office:value-type="string" calcext:value-type="string">
            <text:p>Calc correcti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43.2" calcext:value-type="float">
            <text:p>243,2</text:p>
          </table:table-cell>
          <table:table-cell table:style-name="Default"/>
          <table:table-cell table:style-name="Default" office:value-type="string" calcext:value-type="string">
            <text:p>x</text:p>
          </table:table-cell>
          <table:table-cell office:value-type="float" office:value="-5.9" calcext:value-type="float">
            <text:p>-5,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243.2+5.9*np.sin(deg2rad(30))</text:p>
          </table:table-cell>
          <table:table-cell table:number-columns-repeated="2"/>
          <table:table-cell table:formula="of:=246.15" office:value-type="float" office:value="246.15" calcext:value-type="float">
            <text:p>246,15</text:p>
          </table:table-cell>
        </table:table-row>
        <table:table-row table:style-name="ro1">
          <table:table-cell table:number-columns-repeated="4"/>
          <table:table-cell office:value-type="float" office:value="-22.4" calcext:value-type="float">
            <text:p>-22,4</text:p>
          </table:table-cell>
          <table:table-cell table:style-name="Default"/>
          <table:table-cell table:style-name="Default" office:value-type="string" calcext:value-type="string">
            <text:p>y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string" calcext:value-type="string">
            <text:p>y</text:p>
          </table:table-cell>
          <table:table-cell table:formula="of:=-22.4+2.1" office:value-type="float" office:value="-20.3" calcext:value-type="float">
            <text:p>-20,3</text:p>
          </table:table-cell>
          <table:table-cell table:number-columns-repeated="2"/>
          <table:table-cell table:formula="of:=-20.3" office:value-type="float" office:value="-20.3" calcext:value-type="float">
            <text:p>-20,3</text:p>
          </table:table-cell>
        </table:table-row>
        <table:table-row table:style-name="ro1">
          <table:table-cell table:number-columns-repeated="4"/>
          <table:table-cell office:value-type="float" office:value="437.1" calcext:value-type="float">
            <text:p>437,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437.1-5.9*np.cos(np.deg2rad(30))</text:p>
          </table:table-cell>
          <table:table-cell table:number-columns-repeated="2"/>
          <table:table-cell table:formula="of:=431.99" office:value-type="float" office:value="431.99" calcext:value-type="float">
            <text:p>431,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0:07:09.6494363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1:51:11.086861631</meta:creation-date>
    <dc:date>2016-05-25T12:58:57.765655558</dc:date>
    <meta:editing-duration>PT10H32M16S</meta:editing-duration>
    <meta:editing-cycles>22</meta:editing-cycles>
    <meta:generator>LibreOffice/4.2.8.2$Linux_X86_64 LibreOffice_project/420m0$Build-2</meta:generator>
    <meta:document-statistic meta:table-count="1" meta:cell-count="2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cm" svg:height="9.002cm" xlink:href=".." xlink:type="simple" chart:class="chart:scatter" chart:style-name="ch1">
        <chart:legend chart:legend-position="end" svg:x="13.141cm" svg:y="4.202cm" style:legend-expansion="high" chart:style-name="ch2"/>
        <chart:plot-area chart:style-name="ch3" table:cell-range-address="Sheet.F6:Sheet.G15" svg:x="0.32cm" svg:y="0.18cm" svg:width="12.501cm" svg:height="8.642cm">
          <chartooo:coordinate-region svg:x="1.312cm" svg:y="0.379cm" svg:width="11.137cm" svg:height="7.7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.G6:Sheet.G15" chart:class="chart:scatter">
            <chart:domain table:cell-range-address="Sheet.F6:Sheet.F15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2">
                <text:p>902</text:p>
                <draw:g>
                  <svg:desc>Sheet.F6:Sheet.F15</svg:desc>
                </draw:g>
              </table:table-cell>
              <table:table-cell office:value-type="float" office:value="2104">
                <text:p>2104</text:p>
                <draw:g>
                  <svg:desc>Sheet.G6:Sheet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0.5">
                <text:p>910.5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1.5">
                <text:p>931.5</text:p>
              </table:table-cell>
              <table:table-cell office:value-type="float" office:value="1912.5">
                <text:p>191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17">
                <text:p>1117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8">
                <text:p>1248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5">
                <text:p>1305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1">
                <text:p>1351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99.5">
                <text:p>1399.5</text:p>
              </table:table-cell>
              <table:table-cell office:value-type="float" office:value="1882.5">
                <text:p>188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50.5">
                <text:p>1450.5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80">
                <text:p>1380</text:p>
              </table:table-cell>
              <table:table-cell office:value-type="float" office:value="1928">
                <text:p>19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9.001cm" xlink:href=".." xlink:type="simple" chart:class="chart:scatter" chart:style-name="ch1">
        <chart:legend chart:legend-position="end" svg:x="13.14cm" svg:y="4.201cm" style:legend-expansion="high" chart:style-name="ch2"/>
        <chart:plot-area chart:style-name="ch3" table:cell-range-address="Sheet.F26:Sheet.G35" svg:x="0.32cm" svg:y="0.18cm" svg:width="12.5cm" svg:height="8.641cm">
          <chartooo:coordinate-region svg:x="1.127cm" svg:y="0.379cm" svg:width="11.413cm" svg:height="7.7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.G26:Sheet.G35" chart:class="chart:scatter">
            <chart:domain table:cell-range-address="Sheet.F26:Sheet.F35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6">
                <text:p>536</text:p>
                <draw:g>
                  <svg:desc>Sheet.F26:Sheet.F35</svg:desc>
                </draw:g>
              </table:table-cell>
              <table:table-cell office:value-type="float" office:value="358">
                <text:p>358</text:p>
                <draw:g>
                  <svg:desc>Sheet.G26:Sheet.G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9">
                <text:p>509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5">
                <text:p>48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2">
                <text:p>43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5">
                <text:p>36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9">
                <text:p>31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9">
                <text:p>29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2">
                <text:p>28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0">
                <text:p>26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281">
                <text:p>2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